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32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dddddd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20" table:default-cell-style-name="ce4"/>
        <table:table-row table:style-name="ro2">
          <table:table-cell table:style-name="ce1" office:value-type="string" calcext:value-type="string">
            <text:p>presentacion</text:p>
          </table:table-cell>
          <table:table-cell table:style-name="ce1" office:value-type="string" calcext:value-type="string">
            <text:p>Seciones</text:p>
          </table:table-cell>
          <table:table-cell table:style-name="ce1" office:value-type="string" calcext:value-type="string">
            <text:p>Tiempo </text:p>
          </table:table-cell>
          <table:table-cell table:style-name="ce1" office:value-type="string" calcext:value-type="string">
            <text:p>Destalle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istema de contro de versiones(VCS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1H30M00S" calcext:value-type="time">
            <text:p>01:30:00</text:p>
          </table:table-cell>
          <table:table-cell table:style-name="ce2" office:value-type="string" calcext:value-type="string">
            <text:p>En esta precentacion se da una breve explicacion de los VCS, asi como tambien se explica un poco sobre GIT (se indicara la instalacion de GIT, Sourcetree y la creracion de una cuenta en bitbucket)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Git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time" office:time-value="PT01H30M00S" calcext:value-type="time">
            <text:p>01:30:00</text:p>
          </table:table-cell>
          <table:table-cell table:style-name="ce2" office:value-type="string" calcext:value-type="string">
            <text:p>En esta precentacion explicara el uso de git 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itbucket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2" office:value-type="string" calcext:value-type="string">
            <text:p>Se dara una brebe introduccion, de como usar bitbucke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ourcetre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2" office:value-type="string" calcext:value-type="string">
            <text:p>Se explica como hacer lo explicado en el curso de GI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otal 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time" office:time-value="PT04H20M00S" calcext:value-type="time">
            <text:p>04:20:00</text:p>
          </table:table-cell>
          <table:table-cell table:style-name="ce2"/>
          <table:table-cell table:number-columns-repeated="102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09:03:24.5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21S</meta:editing-duration>
    <meta:editing-cycles>11</meta:editing-cycles>
    <meta:generator>LibreOffice/4.3.2.2$Windows_x86 LibreOffice_project/edfb5295ba211bd31ad47d0bad0118690f76407d</meta:generator>
    <dc:date>2015-01-14T10:08:28.071000000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